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7a2f" officeooo:paragraph-rsid="001f7a2f"/>
    </style:style>
    <style:style style:name="P2" style:family="paragraph" style:parent-style-name="Standard">
      <style:text-properties officeooo:rsid="001f7a2f" officeooo:paragraph-rsid="00230c7c"/>
    </style:style>
    <style:style style:name="P3" style:family="paragraph" style:parent-style-name="Standard">
      <style:text-properties officeooo:rsid="001f7a2f" officeooo:paragraph-rsid="00233ac5"/>
    </style:style>
    <style:style style:name="P4" style:family="paragraph" style:parent-style-name="Standard">
      <style:text-properties fo:font-size="20pt" officeooo:rsid="001f7a2f" officeooo:paragraph-rsid="001f7a2f" style:font-size-asian="20pt" style:font-size-complex="20pt"/>
    </style:style>
    <style:style style:name="P5" style:family="paragraph" style:parent-style-name="Standard">
      <style:text-properties officeooo:rsid="001f7a2f" officeooo:paragraph-rsid="001f7a2f"/>
    </style:style>
    <style:style style:name="P6" style:family="paragraph" style:parent-style-name="Standard">
      <style:text-properties officeooo:rsid="0024d48b" officeooo:paragraph-rsid="0024d48b"/>
    </style:style>
    <style:style style:name="T1" style:family="text">
      <style:text-properties officeooo:rsid="002133f0"/>
    </style:style>
    <style:style style:name="T2" style:family="text">
      <style:text-properties officeooo:rsid="002243ef"/>
    </style:style>
    <style:style style:name="T3" style:family="text">
      <style:text-properties officeooo:rsid="00230c7c"/>
    </style:style>
    <style:style style:name="T4" style:family="text">
      <style:text-properties officeooo:rsid="00233a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jeto de Laboratório de Engenharia de Software</text:p>
      <text:p text:style-name="P4"/>
      <text:p text:style-name="P4">Gestão de Cursos de uma Escola</text:p>
      <text:p text:style-name="P1"/>
      <text:p text:style-name="P1">Resumo de tabelas:</text:p>
      <text:p text:style-name="P1">Tabela genérica</text:p>
      <text:p text:style-name="P1">- Domínio<text:tab/><text:tab/><text:tab/>varchar2(<text:span text:style-name="T2">20</text:span>)<text:tab/><text:span text:style-name="T1">PK</text:span></text:p>
      <text:p text:style-name="P1">- valor<text:tab/><text:tab/><text:tab/><text:tab/>varchar2(30)<text:tab/><text:span text:style-name="T1">PK</text:span></text:p>
      <text:p text:style-name="P1">- descrição<text:tab/><text:tab/><text:tab/>varchar2(60)</text:p>
      <text:p text:style-name="P1">- observação<text:tab/><text:tab/><text:tab/>varchar2(60)</text:p>
      <text:p text:style-name="P1"/>
      <text:p text:style-name="P1">tabela genérica – Estados do Brasil</text:p>
      <text:p text:style-name="P1">- domínio<text:tab/>= est_brl</text:p>
      <text:p text:style-name="P1">- valores <text:tab/>= [SP, RJ, MG, …]</text:p>
      <text:p text:style-name="P1">- Descrição<text:tab/>= [São Paulo, Rio de Janeiro, Minas Gerais, …]</text:p>
      <text:p text:style-name="P1"/>
      <text:p text:style-name="P1">tabela genérica – Categoria de Pessoas</text:p>
      <text:p text:style-name="P1">- domínio<text:tab/>= Cat_Pes</text:p>
      <text:p text:style-name="P1">- valores <text:tab/>= [1, 2, 3, 4, ...]</text:p>
      <text:p text:style-name="P1">- Descrição<text:tab/>= [Diretor, Professor, Aluno, Secretária(o), …]</text:p>
      <text:p text:style-name="P1"/>
      <text:p text:style-name="P1">tabela genérica – Situação <text:span text:style-name="T3">do Aluno </text:span>na Turma</text:p>
      <text:p text:style-name="P1">- domínio<text:tab/>= sit_alu_tur</text:p>
      <text:p text:style-name="P1">- valores <text:tab/>= [1, 2, 3, 4, ...]</text:p>
      <text:p text:style-name="P1">- Descrição<text:tab/>= [Cursando, Aprovado, Reprovado, Aproveitamento, …]</text:p>
      <text:p text:style-name="P1"/>
      <text:p text:style-name="P1">tabela genérica – Periodo</text:p>
      <text:p text:style-name="P1">- domínio<text:tab/>= per_tur</text:p>
      <text:p text:style-name="P1">- valores <text:tab/>= [1, 2, 3, 4, ...]</text:p>
      <text:p text:style-name="P1">- Descrição<text:tab/>= [matutino, vespertino, noturno, especial, …]</text:p>
      <text:p text:style-name="P1"/>
      <text:p text:style-name="P2">tabela genérica – <text:span text:style-name="T3">Situação do Curso</text:span></text:p>
      <text:p text:style-name="P2">- domínio<text:tab/>= <text:span text:style-name="T3">sit_cur</text:span></text:p>
      <text:p text:style-name="P2">- valores <text:tab/>= [1, 2, 3, 4, ...]</text:p>
      <text:p text:style-name="P2">- Descrição<text:tab/>= [<text:span text:style-name="T3">Aprovado</text:span>, <text:span text:style-name="T3">Em análise</text:span>, <text:span text:style-name="T3">Reprovado</text:span>, <text:span text:style-name="T3">Em revisão</text:span>, …]</text:p>
      <text:p text:style-name="P1"/>
      <text:p text:style-name="P1">CEP</text:p>
      <text:p text:style-name="P1">- CEP<text:tab/><text:tab/><text:tab/><text:tab/><text:span text:style-name="T3">int</text:span>(8)<text:tab/><text:tab/><text:tab/><text:tab/>{PK}</text:p>
      <text:p text:style-name="P1">- Logradouro<text:tab/><text:tab/><text:tab/>varchar2(60)</text:p>
      <text:p text:style-name="P1">- Bairro<text:tab/><text:tab/><text:tab/>varchar2(60)</text:p>
      <text:p text:style-name="P1">- Cidade<text:tab/><text:tab/><text:tab/>varchar2(60)</text:p>
      <text:p text:style-name="P1">- Estado<text:tab/><text:tab/><text:tab/>char(2)<text:tab/>[Lista]<text:tab/><text:tab/><text:tab/><text:tab/>{<text:span text:style-name="T3">lista da tabela genérica</text:span>}</text:p>
      <text:p text:style-name="P1"/>
      <text:p text:style-name="P1">Cursos</text:p>
      <text:p text:style-name="P1">- Código do curso<text:tab/><text:tab/><text:span text:style-name="T3">smallint</text:span>(3)<text:tab/><text:tab/><text:tab/><text:tab/>{PK}</text:p>
      <text:p text:style-name="P1">- Nome do Curso<text:tab/><text:tab/>varchar2(60) <text:span text:style-name="T3">unique</text:span></text:p>
      <text:p text:style-name="P1">- data de criação<text:tab/><text:tab/>date</text:p>
      <text:p text:style-name="P1">- <text:span text:style-name="T3">situação</text:span><text:tab/><text:tab/><text:tab/>[aprovado, em análise, reprovado]</text:p>
      <text:p text:style-name="P1">- <text:span text:style-name="T3">estado</text:span><text:tab/><text:tab/><text:tab/>[ativo, inativo]</text:p>
      <text:p text:style-name="P1"/>
      <text:p text:style-name="P1"><text:soft-page-break/>Matérias</text:p>
      <text:p text:style-name="P1">- código da matéria<text:tab/><text:tab/>number(3)<text:tab/><text:tab/><text:tab/><text:tab/>{PK}</text:p>
      <text:p text:style-name="P1">- nome da matéria<text:tab/><text:tab/>varchar2(50)</text:p>
      <text:p text:style-name="P1">- data de criação<text:tab/><text:tab/>date</text:p>
      <text:p text:style-name="P1">- situação<text:tab/><text:tab/><text:tab/>[ativa, inativa]</text:p>
      <text:p text:style-name="P1"/>
      <text:p text:style-name="P1">Pessoas</text:p>
      <text:p text:style-name="P2">- Registro de Insti.(RI)<text:tab/><text:span text:style-name="T4">int </text:span><text:tab/><text:tab/><text:tab/><text:tab/>{PK}</text:p>
      <text:p text:style-name="P1">- Nome Completo<text:tab/><text:tab/>varchar2(50)</text:p>
      <text:p text:style-name="P1">- CPF<text:tab/><text:tab/><text:tab/><text:tab/>number(11)</text:p>
      <text:p text:style-name="P1">- Data de Nascimento<text:tab/><text:tab/>date</text:p>
      <text:p text:style-name="P1">- Endereço</text:p>
      <text:p text:style-name="P1"><text:tab/>CEP<text:tab/><text:tab/><text:tab/>number(8)<text:tab/><text:tab/><text:tab/><text:tab/>{FK - CEP}</text:p>
      <text:p text:style-name="P1"><text:tab/>Nº<text:tab/><text:tab/><text:tab/>number(5)</text:p>
      <text:p text:style-name="P1"><text:tab/>Complemento<text:tab/><text:tab/>varchar2(50)</text:p>
      <text:p text:style-name="P1">-Situação<text:tab/><text:tab/><text:tab/>varchar2(20)[ativo, inativo]</text:p>
      <text:p text:style-name="P1"/>
      <text:p text:style-name="P1">Turmas</text:p>
      <text:p text:style-name="P1">- Código da turma<text:tab/><text:tab/>varchar2(4)<text:tab/><text:tab/><text:tab/><text:tab/>{PK}</text:p>
      <text:p text:style-name="P1">- Código do curso<text:tab/><text:tab/>number(3)<text:tab/><text:tab/><text:tab/><text:tab/>{FK – Cursos}</text:p>
      <text:p text:style-name="P1">- código da matéria<text:tab/><text:tab/>number(3)<text:tab/><text:tab/><text:tab/><text:tab/>{FK – Matéria}</text:p>
      <text:p text:style-name="P1">- <text:span text:style-name="T4">semestre indicado<text:tab/><text:tab/>tinyint</text:span></text:p>
      <text:p text:style-name="P1">- máx Cap.<text:tab/><text:tab/><text:tab/>number(3)</text:p>
      <text:p text:style-name="P1">- período<text:tab/><text:tab/><text:tab/>number(1)<text:tab/><text:tab/><text:tab/><text:tab/>{<text:span text:style-name="T3">lista</text:span> – tab. gen. - período}</text:p>
      <text:p text:style-name="P1">- Professor Responsável<text:tab/>number(3)<text:tab/><text:tab/><text:tab/><text:tab/><text:span text:style-name="T3">{lista</text:span> – Pessoas Cat. Professor}</text:p>
      <text:p text:style-name="P1"/>
      <text:p text:style-name="P1">Matrícula</text:p>
      <text:p text:style-name="P1">- Pessoa<text:tab/>RI<text:tab/><text:tab/>varchar2(6)<text:tab/><text:tab/><text:tab/><text:tab/>{FK – Pessoa Cat. Aluno, PK}<text:tab/></text:p>
      <text:p text:style-name="P1">- Código da turma<text:tab/><text:tab/>varchar2(4)<text:tab/><text:tab/><text:tab/><text:tab/>{FK – Turmas, PK}</text:p>
      <text:p text:style-name="P3">- Situação<text:tab/><text:tab/><text:tab/>number(2)<text:tab/><text:tab/><text:tab/><text:tab/>{<text:span text:style-name="T3">lista</text:span> – tabela generica – sit_alu_tur}</text:p>
      <text:p text:style-name="P1">- faltas<text:tab/><text:tab/><text:tab/><text:tab/>number(2)</text:p>
      <text:p text:style-name="P1">- nota1<text:tab/><text:tab/><text:tab/><text:tab/>number(4,2)</text:p>
      <text:p text:style-name="P1">- nota2<text:tab/><text:tab/><text:tab/><text:tab/>number(4,2)</text:p>
      <text:p text:style-name="P1">- nota3<text:tab/><text:tab/><text:tab/><text:tab/>number(4,2)</text:p>
      <text:p text:style-name="P1">- nota4<text:tab/><text:tab/><text:tab/><text:tab/>number(4,2)</text:p>
      <text:p text:style-name="P1">- média<text:tab/><text:tab/><text:tab/>number(4,2)</text:p>
      <text:p text:style-name="P1">- <text:span text:style-name="T4">data inicio<text:tab/><text:tab/><text:tab/>date</text:span></text:p>
      <text:p text:style-name="P1">- <text:span text:style-name="T4">data final<text:tab/><text:tab/><text:tab/>date</text:span></text:p>
      <text:p text:style-name="P1"/>
      <text:p text:style-name="P6">Tabela_Pessoa_Curso (incluir posteriormente)</text:p>
      <text:p text:style-name="P6">- Pessoa</text:p>
      <text:p text:style-name="P6">- Curso</text:p>
      <text:p text:style-name="P6">- Data de Inscrição</text:p>
      <text:p text:style-name="P6">- Data de Finalização Prevista</text:p>
      <text:p text:style-name="P6">- Data de Finalização</text:p>
      <text:p text:style-name="P6">- status</text:p>
      <text:p text:style-name="P6">- Diploma Enviado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2T08:10:36.290000000</meta:creation-date>
    <dc:date>2025-10-03T22:04:22.152000000</dc:date>
    <meta:editing-duration>P1DT1H25M2S</meta:editing-duration>
    <meta:editing-cycles>6</meta:editing-cycles>
    <meta:generator>LibreOffice/7.6.5.2$Windows_X86_64 LibreOffice_project/38d5f62f85355c192ef5f1dd47c5c0c0c6d6598b</meta:generator>
    <meta:document-statistic meta:table-count="0" meta:image-count="0" meta:object-count="0" meta:page-count="2" meta:paragraph-count="83" meta:word-count="386" meta:character-count="2456" meta:non-whitespace-character-count="2011"/>
  </office:meta>
</office:document-meta>
</file>